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264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08e0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2998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dbc46" officeooo:paragraph-rsid="0029983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1f264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28efed"/>
    </style:style>
    <style:style style:name="T2" style:family="text">
      <style:text-properties officeooo:rsid="0029983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Example 1: <text:s text:c="3"/>Echo keypresses</text:p>
          </table:table-cell>
          <table:table-cell table:style-name="Table1.B1" office:value-type="string">
            <text:p text:style-name="P5">Example 2: <text:s text:c="2"/><text:span text:style-name="T2">Print out askii character set</text:span></text:p>
          </table:table-cell>
        </table:table-row>
        <table:table-row>
          <table:table-cell table:style-name="Table1.A2" office:value-type="string">
            <text:p text:style-name="P3">int main (void) <text:s text:c="25"/>//Example 1</text:p>
            <text:p text:style-name="P3"><text:s text:c="2"/>{ setup_328_HW;</text:p>
            <text:p text:style-name="P3"><text:s text:c="2"/>Char_to_PC('?');</text:p>
            <text:p text:style-name="P3"><text:s text:c="2"/>_delay_ms(10);</text:p>
            <text:p text:style-name="P3"><text:s text:c="2"/>newline;</text:p>
            <text:p text:style-name="P3"><text:s text:c="2"/>while (1)</text:p>
            <text:p text:style-name="P3"><text:s text:c="2"/>{ Char_to_PC_Local</text:p>
            <text:p text:style-name="P3"><text:s text:c="4"/>(waitforkeypress());}</text:p>
            <text:p text:style-name="P3"><text:s text:c="2"/>return 1; }</text:p>
          </table:table-cell>
          <table:table-cell table:style-name="Table1.B2" table:number-rows-spanned="3" office:value-type="string">
            <text:p text:style-name="P3"><text:s/>int main (void) <text:s text:c="25"/>//Example 2</text:p>
            <text:p text:style-name="P3"><text:s text:c="2"/>{ char symbol;</text:p>
            <text:p text:style-name="P3"><text:s text:c="2"/>setup_328_HW;</text:p>
            <text:p text:style-name="P3"><text:s text:c="2"/>newline;</text:p>
            <text:p text:style-name="P3"><text:s text:c="2"/>symbol = '!';</text:p>
            <text:p text:style-name="P3"><text:s text:c="2"/>while (symbol &lt;= '~')</text:p>
            <text:p text:style-name="P3"><text:s text:c="2"/>{ Char_to_PC_Local(symbol);</text:p>
            <text:p text:style-name="P3"><text:s text:c="4"/>_delay_ms(10);</text:p>
            <text:p text:style-name="P3"><text:s text:c="4"/>symbol++;}</text:p>
            <text:p text:style-name="P3"><text:s text:c="2"/>waitforkeypress();</text:p>
            <text:p text:style-name="P3"><text:s text:c="2"/>SW_reset;</text:p>
            <text:p text:style-name="P3"><text:s text:c="2"/>return 1;}</text:p>
          </table:table-cell>
        </table:table-row>
        <table:table-row>
          <table:table-cell table:style-name="Table1.A2" office:value-type="string">
            <text:p text:style-name="P5">Example 3: <text:s text:c="2"/><text:span text:style-name="T2">Echo string or read file</text:span></text:p>
          </table:table-cell>
          <table:covered-table-cell/>
        </table:table-row>
        <table:table-row>
          <table:table-cell table:style-name="Table1.A2" table:number-rows-spanned="3" office:value-type="string">
            <text:p text:style-name="P3">int main (void)</text:p>
            <text:p text:style-name="P3">{setup_328_HW;</text:p>
            <text:p text:style-name="P3">while (!(isCharavailable(50)))</text:p>
            <text:p text:style-name="P3">Char_to_PC('?');</text:p>
            <text:p text:style-name="P3">newline;</text:p>
            <text:p text:style-name="P3">Char_to_PC(Char_from_PC());</text:p>
            <text:p text:style-name="P3">while (1)</text:p>
            <text:p text:style-name="P3">{if (isCharavailable(10))</text:p>
            <text:p text:style-name="P3">Char_to_PC(Char_from_PC());</text:p>
            <text:p text:style-name="P3">else break;}</text:p>
            <text:p text:style-name="P3">String_to_PC("Done\r\n");</text:p>
            <text:p text:style-name="P3">SW_reset;</text:p>
            <text:p text:style-name="P3">return 1;}</text:p>
          </table:table-cell>
          <table:covered-table-cell/>
        </table:table-row>
        <table:table-row>
          <table:covered-table-cell/>
          <table:table-cell table:style-name="Table1.B2" office:value-type="string">
            <text:p text:style-name="P5"><text:s/>Example 5: <text:s text:c="2"/><text:span text:style-name="T2">Create askii table</text:span></text:p>
          </table:table-cell>
        </table:table-row>
        <table:table-row>
          <table:covered-table-cell/>
          <table:table-cell table:style-name="Table1.B2" office:value-type="string">
            <text:p text:style-name="P2">int main (void) <text:s text:c="2"/></text:p>
            <text:p text:style-name="P2">{char symbol = '!';</text:p>
            <text:p text:style-name="P2">setup_328_HW;</text:p>
            <text:p text:style-name="P2">newline;</text:p>
            <text:p text:style-name="P2">while (symbol &lt;= '~')</text:p>
            <text:p text:style-name="P2">{Num_to_PC(symbol);</text:p>
            <text:p text:style-name="P2">Char_to_PC_Local(symbol++);</text:p>
            <text:p text:style-name="P2">_delay_ms(50);</text:p>
            <text:p text:style-name="P2">if (!((symbol - '!') % 8))newline;</text:p>
            <text:p text:style-name="P2">else Char_to_PC_Local('\t');}</text:p>
            <text:p text:style-name="P2">while (1);</text:p>
            <text:p text:style-name="P2">return 1;}</text:p>
          </table:table-cell>
        </table:table-row>
        <table:table-row>
          <table:table-cell table:style-name="Table1.A2" office:value-type="string">
            <text:p text:style-name="P5">Example 4: <text:s/><text:span text:style-name="T2">Send strings to PC</text:span>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B2" table:number-columns-spanned="2" office:value-type="string">
            <text:p text:style-name="P2">int main (void) <text:s text:c="54"/>//Example 4 Send strings to the PC</text:p>
            <text:p text:style-name="P2">{setup_328_HW;</text:p>
            <text:p text:style-name="P2">String_to_PC("\r\nDefining and using text strings\r\n");</text:p>
            <text:p text:style-name="P2">const char *message_1 = "Hello world\r\n";</text:p>
            <text:p text:style-name="P2">const char *message_2 = "Sending text to a PC\r\n";</text:p>
            <text:p text:style-name="P2">const char message_3[] = "Writing C programs and\r\n";</text:p>
            <text:p text:style-name="P2">const char message_4[] = "Uploading them to a device\r\n";</text:p>
            <text:p text:style-name="P2">String_to_PC(message_1);</text:p>
            <text:p text:style-name="P2">String_to_PC(message_2);</text:p>
            <text:p text:style-name="P2">String_to_PC(message_3);</text:p>
            <text:p text:style-name="P2">String_to_PC(message_4);</text:p>
            <text:p text:style-name="P2">while(1);</text:p>
            <text:p text:style-name="P2">return 1;}</text:p>
          </table:table-cell>
          <table:covered-table-cell/>
        </table:table-row>
        <table:table-row>
          <table:table-cell table:style-name="Table1.A2" office:value-type="string">
            <text:p text:style-name="P5">Example 6: <text:s/><text:span text:style-name="T2">Send numbers to PC</text:span></text:p>
          </table:table-cell>
          <table:table-cell table:style-name="Table1.B2" office:value-type="string">
            <text:p text:style-name="P5"><text:s/><text:span text:style-name="T1">Example 7: <text:s/>Enter numbers at keyboard and display them</text:span></text:p>
          </table:table-cell>
        </table:table-row>
        <table:table-row>
          <table:table-cell table:style-name="Table1.A2" office:value-type="string">
            <text:p text:style-name="P4">int main (void) </text:p>
            <text:p text:style-name="P4">{int i = 0, number = 12345;</text:p>
            <text:p text:style-name="P4">char s[12];</text:p>
            <text:p text:style-name="P4">setup_328_HW;</text:p>
            <text:p text:style-name="P4">do {s[i++] = number % 10 + '0';}</text:p>
            <text:p text:style-name="P4">while ((number = number / 10) &gt; 0);</text:p>
            <text:p text:style-name="P4">s[i] = '\0';</text:p>
            <text:p text:style-name="P4">for (int m = i; m &gt; 0; m--)</text:p>
            <text:p text:style-name="P4">Char_to_PC(s[m - 1]);</text:p>
            <text:p text:style-name="P4">while(1);</text:p>
            <text:p text:style-name="P4">return 1;}</text:p>
          </table:table-cell>
          <table:table-cell table:style-name="Table1.B2" table:number-rows-spanned="2" office:value-type="string">
            <text:p text:style-name="P2">int main (void)</text:p>
            <text:p text:style-name="P2">{long num = 0;</text:p>
            <text:p text:style-name="P2">char keypress;</text:p>
            <text:p text:style-name="P2">setup_328_HW;</text:p>
            <text:p text:style-name="P2">num = 0; Char_to_PC('?');</text:p>
            <text:p text:style-name="P2">while ((keypress = waitforkeypress()) != '\r')</text:p>
            <text:p text:style-name="P2">{num = num * 10 + keypress <text:s/>- '0';</text:p>
            <text:p text:style-name="P2">Int_num_to_display(num);}</text:p>
            <text:p text:style-name="P2">Num_to_PC(num * 2);</text:p>
            <text:p text:style-name="P2">Int_num_to_display(num * 2);</text:p>
            <text:p text:style-name="P2">SW_reset;</text:p>
            <text:p text:style-name="P2">return 1;}</text:p>
          </table:table-cell>
        </table:table-row>
        <table:table-row>
          <table:table-cell table:style-name="Table1.A2" office:value-type="string">
            <text:p text:style-name="P2"/>
          </table:table-cell>
          <table:covered-table-cell/>
        </table:table-row>
      </table:table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12T17:26:14.642000000</meta:creation-date>
    <meta:generator>LibreOffice/6.2.8.2$Windows_X86_64 LibreOffice_project/f82ddfca21ebc1e222a662a32b25c0c9d20169ee</meta:generator>
    <dc:date>2022-02-26T20:10:04.587000000</dc:date>
    <meta:editing-duration>PT2H34M54S</meta:editing-duration>
    <meta:editing-cycles>9</meta:editing-cycles>
    <meta:document-statistic meta:table-count="1" meta:image-count="0" meta:object-count="0" meta:page-count="2" meta:paragraph-count="89" meta:word-count="277" meta:character-count="2081" meta:non-whitespace-character-count="1726"/>
  </office:meta>
</office:document-meta>
</file>